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SENSOR BINARIO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PANTALLA LDR</text:p>
          </table:table-cell>
          <table:table-cell office:value-type="string" calcext:value-type="string">
            <text:p>A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0:13:06.730459131</meta:creation-date>
    <dc:date>2023-05-03T10:18:38.885345536</dc:date>
    <meta:editing-duration>PT5M32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